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3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703cm" fo:min-width="1.279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</text:span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</text:span><text:span text:style-name="T1">ck</text:span><text:span text:style-name="T1">er </text:span><text:span text:style-name="T1">co</text:span><text:span text:style-name="T1">nta</text:span><text:span text:style-name="T1">ine</text:span><text:span text:style-name="T1">r:</text:span></text:p>
          <text:p text:style-name="P1"><text:span text:style-name="T1">se</text:span><text:span text:style-name="T1">nzi</text:span><text:span text:style-name="T1">ng/</text:span><text:span text:style-name="T1">str</text:span><text:span text:style-name="T1">ea</text:span><text:span text:style-name="T1">m-</text:span><text:span text:style-name="T1">loa</text:span><text:span text:style-name="T1">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</text:span><text:span text:style-name="T2">ck-</text:span><text:span text:style-name="T2">dat</text:span><text:span text:style-name="T2">a-</text:span><text:span text:style-name="T2">ge</text:span><text:span text:style-name="T2">ner</text:span><text:span text:style-name="T2">ato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</text:span><text:span text:style-name="T2">ea</text:span><text:span text:style-name="T2">m-</text:span><text:span text:style-name="T2">loa</text:span><text:span text:style-name="T2">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</text:span><text:span text:style-name="T1">L-</text:span><text:span text:style-name="T1">ad</text:span><text:span text:style-name="T1">dre</text:span><text:span text:style-name="T1">ss</text:span><text:span text:style-name="T1">abl</text:span><text:span text:style-name="T1">e </text:span><text:span text:style-name="T1">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custom-shape draw:style-name="gr3" draw:text-style-name="P4" draw:layer="layout" svg:width="5.08cm" svg:height="2.54cm" svg:x="1.635cm" svg:y="9.053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7.342cm" svg:x2="5.445cm" svg:y2="9.891cm">
          <text:p/>
        </draw:line>
        <draw:custom-shape draw:style-name="gr8" draw:text-style-name="P9" draw:layer="layout" svg:width="4.445cm" svg:height="0.762cm" svg:x="1.862cm" svg:y="9.8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81cm" svg:height="0.762cm" svg:x="10.404cm" svg:y="3.014cm">
          <text:p text:style-name="P1"><text:span text:style-name="T1">Docker </text:span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0.398cm" svg:x2="5.445cm" svg:y2="15.605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066cm" svg:x2="5.445cm" svg:y2="24.495cm">
          <text:p/>
        </draw:line>
        <draw:custom-shape draw:style-name="gr14" draw:text-style-name="P11" draw:layer="layout" svg:width="1.778cm" svg:height="1.524cm" svg:x="4.683cm" svg:y="19.542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5.445cm" svg:y1="16.383cm" svg:x2="5.445cm" svg:y2="19.6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4-12T09:24:00.378235038</dc:date>
    <meta:editing-duration>PT2H3M53S</meta:editing-duration>
    <meta:editing-cycles>32</meta:editing-cycles>
    <meta:generator>LibreOffice/6.0.7.3$Linux_X86_64 LibreOffice_project/00m0$Build-3</meta:generator>
    <meta:document-statistic meta:object-count="27"/>
  </office:meta>
</office:document-meta>
</file>